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2d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2d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2d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2d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2d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2d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2d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2d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2d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2d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2d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2d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2d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2d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2d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2d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2d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exis Enrique Caraballo Caraba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5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7276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lexis Enrique Caraballo Buca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536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5.2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5" meta:non-whitespace-character-count="1008"/>
    <meta:template xlink:type="simple" xlink:actuate="onRequest" xlink:title="Normal" xlink:href=""/>
  </office:meta>
</office:document-meta>
</file>